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0.18mm" svg:height="90.05mm" svg:x="211.93mm" svg:y="5.31mm">
            <loext:p draw:notify-on-update-of-ranges="Hoja1.A3:Hoja1.A6 Hoja1.A3:Hoja1.A6 Hoja1.B2:Hoja1.B2 Hoja1.B3:Hoja1.B6 Hoja1.A3:Hoja1.A6 Hoja1.D2:Hoja1.D2 Hoja1.D3:Hoja1.D6 Hoja1.A3:Hoja1.A6 Hoja1.F2:Hoja1.F2 Hoja1.F3:Hoja1.F6 Hoja1.A3:Hoja1.A6 Hoja1.C2:Hoja1.C2 Hoja1.C3:Hoja1.C6 Hoja1.A3:Hoja1.A6 Hoja1.E2:Hoja1.E2 Hoja1.E3:Hoja1.E6 Hoja1.A3:Hoja1.A6 Hoja1.G2:Hoja1.G2 Hoja1.G3:Hoja1.G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8mm" svg:height="90.04mm" svg:x="211.93mm" svg:y="104.92mm">
            <loext:p draw:notify-on-update-of-ranges="Hoja1.A10:Hoja1.A21 Hoja1.A10:Hoja1.A21 Hoja1.B9:Hoja1.B9 Hoja1.B10:Hoja1.B21 Hoja1.A10:Hoja1.A21 Hoja1.D9:Hoja1.D9 Hoja1.D10:Hoja1.D21 Hoja1.A10:Hoja1.A21 Hoja1.F9:Hoja1.F9 Hoja1.F10:Hoja1.F21 Hoja1.A10:Hoja1.A21 Hoja1.C9:Hoja1.C9 Hoja1.C10:Hoja1.C21 Hoja1.A10:Hoja1.A21 Hoja1.E9:Hoja1.E9 Hoja1.E10:Hoja1.E21 Hoja1.A10:Hoja1.A21 Hoja1.G9:Hoja1.G9 Hoja1.G10:Hoja1.G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5.32mm" svg:y="172.05mm">
            <loext:p draw:notify-on-update-of-ranges="Hoja1.A24:Hoja1.A24 Hoja1.A25:Hoja1.A36 Hoja1.B24:Hoja1.B24 Hoja1.B25:Hoja1.B36 Hoja1.A24:Hoja1.A24 Hoja1.A25:Hoja1.A36 Hoja1.C24:Hoja1.C24 Hoja1.C25:Hoja1.C36 Hoja1.A24:Hoja1.A24 Hoja1.A25:Hoja1.A36 Hoja1.D24:Hoja1.D24 Hoja1.D25:Hoja1.D36 Hoja1.A24:Hoja1.A24 Hoja1.A25:Hoja1.A36 Hoja1.E24:Hoja1.E24 Hoja1.E25:Hoja1.E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C loc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.º de threads</text:p>
          </table:table-cell>
          <table:table-cell office:value-type="string" calcext:value-type="string">
            <text:p>Filas 10000</text:p>
          </table:table-cell>
          <table:table-cell table:style-name="ce1" office:value-type="string" calcext:value-type="string">
            <text:p>Filas 30000</text:p>
          </table:table-cell>
          <table:table-cell table:style-name="ce1" office:value-type="string" calcext:value-type="string">
            <text:p>Columnas 10000</text:p>
          </table:table-cell>
          <table:table-cell office:value-type="string" calcext:value-type="string">
            <text:p>Columnas 30000</text:p>
          </table:table-cell>
          <table:table-cell office:value-type="string" calcext:value-type="string">
            <text:p>Reduction 10000</text:p>
          </table:table-cell>
          <table:table-cell table:style-name="ce1" office:value-type="string" calcext:value-type="string">
            <text:p>Reduction 3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3078043" calcext:value-type="float">
            <text:p>0,173078043</text:p>
          </table:table-cell>
          <table:table-cell office:value-type="float" office:value="1.64910402" calcext:value-type="float">
            <text:p>1,64910402</text:p>
          </table:table-cell>
          <table:table-cell office:value-type="float" office:value="0.177049577" calcext:value-type="float">
            <text:p>0,177049577</text:p>
          </table:table-cell>
          <table:table-cell office:value-type="float" office:value="1.528431144" calcext:value-type="float">
            <text:p>1,528431144</text:p>
          </table:table-cell>
          <table:table-cell office:value-type="float" office:value="0.167161392" calcext:value-type="float">
            <text:p>0,167161392</text:p>
          </table:table-cell>
          <table:table-cell office:value-type="float" office:value="1.533328585" calcext:value-type="float">
            <text:p>1,533328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6247314" calcext:value-type="float">
            <text:p>0,096247314</text:p>
          </table:table-cell>
          <table:table-cell office:value-type="float" office:value="0.814406314" calcext:value-type="float">
            <text:p>0,814406314</text:p>
          </table:table-cell>
          <table:table-cell office:value-type="float" office:value="0.10466504" calcext:value-type="float">
            <text:p>0,10466504</text:p>
          </table:table-cell>
          <table:table-cell office:value-type="float" office:value="0.847292918" calcext:value-type="float">
            <text:p>0,847292918</text:p>
          </table:table-cell>
          <table:table-cell office:value-type="float" office:value="0.096203901" calcext:value-type="float">
            <text:p>0,096203901</text:p>
          </table:table-cell>
          <table:table-cell office:value-type="float" office:value="0.817054975" calcext:value-type="float">
            <text:p>0,817054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9513758" calcext:value-type="float">
            <text:p>0,059513758</text:p>
          </table:table-cell>
          <table:table-cell office:value-type="float" office:value="0.543392171" calcext:value-type="float">
            <text:p>0,543392171</text:p>
          </table:table-cell>
          <table:table-cell office:value-type="float" office:value="0.076751776" calcext:value-type="float">
            <text:p>0,076751776</text:p>
          </table:table-cell>
          <table:table-cell office:value-type="float" office:value="0.59634635" calcext:value-type="float">
            <text:p>0,59634635</text:p>
          </table:table-cell>
          <table:table-cell office:value-type="float" office:value="0.071048955" calcext:value-type="float">
            <text:p>0,071048955</text:p>
          </table:table-cell>
          <table:table-cell office:value-type="float" office:value="0.580058379" calcext:value-type="float">
            <text:p>0,5800583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7375058" calcext:value-type="float">
            <text:p>0,047375058</text:p>
          </table:table-cell>
          <table:table-cell office:value-type="float" office:value="0.44844282" calcext:value-type="float">
            <text:p>0,44844282</text:p>
          </table:table-cell>
          <table:table-cell office:value-type="float" office:value="0.063260491" calcext:value-type="float">
            <text:p>0,063260491</text:p>
          </table:table-cell>
          <table:table-cell office:value-type="float" office:value="0.48625768" calcext:value-type="float">
            <text:p>0,48625768</text:p>
          </table:table-cell>
          <table:table-cell office:value-type="float" office:value="0.06521275" calcext:value-type="float">
            <text:p>0,06521275</text:p>
          </table:table-cell>
          <table:table-cell office:value-type="float" office:value="0.482668899" calcext:value-type="float">
            <text:p>0,4826688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tcgr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.º de threads</text:p>
          </table:table-cell>
          <table:table-cell office:value-type="string" calcext:value-type="string">
            <text:p>Filas 10000</text:p>
          </table:table-cell>
          <table:table-cell table:style-name="ce1" office:value-type="string" calcext:value-type="string">
            <text:p>Filas 30000</text:p>
          </table:table-cell>
          <table:table-cell table:style-name="ce1" office:value-type="string" calcext:value-type="string">
            <text:p>Columnas 10000</text:p>
          </table:table-cell>
          <table:table-cell office:value-type="string" calcext:value-type="string">
            <text:p>Columnas 30000</text:p>
          </table:table-cell>
          <table:table-cell office:value-type="string" calcext:value-type="string">
            <text:p>Reduction 10000</text:p>
          </table:table-cell>
          <table:table-cell table:style-name="ce1" office:value-type="string" calcext:value-type="string">
            <text:p>Reduction 3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0139773" calcext:value-type="float">
            <text:p>0,150139773</text:p>
          </table:table-cell>
          <table:table-cell office:value-type="float" office:value="1.220618078" calcext:value-type="float">
            <text:p>1,220618078</text:p>
          </table:table-cell>
          <table:table-cell office:value-type="float" office:value="0.157900508" calcext:value-type="float">
            <text:p>0,157900508</text:p>
          </table:table-cell>
          <table:table-cell office:value-type="float" office:value="1.276221455" calcext:value-type="float">
            <text:p>1,276221455</text:p>
          </table:table-cell>
          <table:table-cell office:value-type="float" office:value="0.155643554" calcext:value-type="float">
            <text:p>0,155643554</text:p>
          </table:table-cell>
          <table:table-cell office:value-type="float" office:value="1.251903746" calcext:value-type="float">
            <text:p>1,251903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80533121" calcext:value-type="float">
            <text:p>0,080533121</text:p>
          </table:table-cell>
          <table:table-cell table:style-name="ce1" office:value-type="float" office:value="1.133751295" calcext:value-type="float">
            <text:p>1,133751295</text:p>
          </table:table-cell>
          <table:table-cell table:style-name="ce1" office:value-type="float" office:value="0.103168612" calcext:value-type="float">
            <text:p>0,103168612</text:p>
          </table:table-cell>
          <table:table-cell table:style-name="ce1" office:value-type="float" office:value="0.980360693" calcext:value-type="float">
            <text:p>0,980360693</text:p>
          </table:table-cell>
          <table:table-cell table:style-name="ce1" office:value-type="float" office:value="0.087623016" calcext:value-type="float">
            <text:p>0,087623016</text:p>
          </table:table-cell>
          <table:table-cell table:style-name="ce1" office:value-type="float" office:value="0.811072422" calcext:value-type="float">
            <text:p>0,8110724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128056" calcext:value-type="float">
            <text:p>0,057128056</text:p>
          </table:table-cell>
          <table:table-cell office:value-type="float" office:value="0.892057241" calcext:value-type="float">
            <text:p>0,892057241</text:p>
          </table:table-cell>
          <table:table-cell office:value-type="float" office:value="0.085331309" calcext:value-type="float">
            <text:p>0,085331309</text:p>
          </table:table-cell>
          <table:table-cell office:value-type="float" office:value="0.771506436" calcext:value-type="float">
            <text:p>0,771506436</text:p>
          </table:table-cell>
          <table:table-cell office:value-type="float" office:value="0.08023898" calcext:value-type="float">
            <text:p>0,08023898</text:p>
          </table:table-cell>
          <table:table-cell office:value-type="float" office:value="0.609592194" calcext:value-type="float">
            <text:p>0,609592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3378238" calcext:value-type="float">
            <text:p>0,043378238</text:p>
          </table:table-cell>
          <table:table-cell office:value-type="float" office:value="0.602653957" calcext:value-type="float">
            <text:p>0,602653957</text:p>
          </table:table-cell>
          <table:table-cell office:value-type="float" office:value="0.083673107" calcext:value-type="float">
            <text:p>0,083673107</text:p>
          </table:table-cell>
          <table:table-cell office:value-type="float" office:value="0.663255213" calcext:value-type="float">
            <text:p>0,663255213</text:p>
          </table:table-cell>
          <table:table-cell office:value-type="float" office:value="0.084047818" calcext:value-type="float">
            <text:p>0,084047818</text:p>
          </table:table-cell>
          <table:table-cell office:value-type="float" office:value="0.627767895" calcext:value-type="float">
            <text:p>0,6277678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0831053" calcext:value-type="float">
            <text:p>0,040831053</text:p>
          </table:table-cell>
          <table:table-cell office:value-type="float" office:value="0.560158615" calcext:value-type="float">
            <text:p>0,560158615</text:p>
          </table:table-cell>
          <table:table-cell office:value-type="float" office:value="0.076748574" calcext:value-type="float">
            <text:p>0,076748574</text:p>
          </table:table-cell>
          <table:table-cell office:value-type="float" office:value="0.585753222" calcext:value-type="float">
            <text:p>0,585753222</text:p>
          </table:table-cell>
          <table:table-cell office:value-type="float" office:value="0.078692593" calcext:value-type="float">
            <text:p>0,078692593</text:p>
          </table:table-cell>
          <table:table-cell office:value-type="float" office:value="0.556308106" calcext:value-type="float">
            <text:p>0,5563081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4602714" calcext:value-type="float">
            <text:p>0,034602714</text:p>
          </table:table-cell>
          <table:table-cell office:value-type="float" office:value="0.435456356" calcext:value-type="float">
            <text:p>0,435456356</text:p>
          </table:table-cell>
          <table:table-cell office:value-type="float" office:value="0.095960466" calcext:value-type="float">
            <text:p>0,095960466</text:p>
          </table:table-cell>
          <table:table-cell office:value-type="float" office:value="0.631710917" calcext:value-type="float">
            <text:p>0,631710917</text:p>
          </table:table-cell>
          <table:table-cell office:value-type="float" office:value="0.098011671" calcext:value-type="float">
            <text:p>0,098011671</text:p>
          </table:table-cell>
          <table:table-cell office:value-type="float" office:value="0.511152049" calcext:value-type="float">
            <text:p>0,5111520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5397704" calcext:value-type="float">
            <text:p>0,035397704</text:p>
          </table:table-cell>
          <table:table-cell office:value-type="float" office:value="0.398073976" calcext:value-type="float">
            <text:p>0,398073976</text:p>
          </table:table-cell>
          <table:table-cell office:value-type="float" office:value="0.07999201" calcext:value-type="float">
            <text:p>0,07999201</text:p>
          </table:table-cell>
          <table:table-cell office:value-type="float" office:value="0.5604074" calcext:value-type="float">
            <text:p>0,5604074</text:p>
          </table:table-cell>
          <table:table-cell office:value-type="float" office:value="0.081237878" calcext:value-type="float">
            <text:p>0,081237878</text:p>
          </table:table-cell>
          <table:table-cell office:value-type="float" office:value="0.640307917" calcext:value-type="float">
            <text:p>0,6403079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160555" calcext:value-type="float">
            <text:p>0,03160555</text:p>
          </table:table-cell>
          <table:table-cell office:value-type="float" office:value="0.322476462" calcext:value-type="float">
            <text:p>0,322476462</text:p>
          </table:table-cell>
          <table:table-cell office:value-type="float" office:value="0.085828457" calcext:value-type="float">
            <text:p>0,085828457</text:p>
          </table:table-cell>
          <table:table-cell office:value-type="float" office:value="0.590045393" calcext:value-type="float">
            <text:p>0,590045393</text:p>
          </table:table-cell>
          <table:table-cell office:value-type="float" office:value="0.080154686" calcext:value-type="float">
            <text:p>0,080154686</text:p>
          </table:table-cell>
          <table:table-cell office:value-type="float" office:value="0.527267324" calcext:value-type="float">
            <text:p>0,5272673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9458249" calcext:value-type="float">
            <text:p>0,039458249</text:p>
          </table:table-cell>
          <table:table-cell office:value-type="float" office:value="0.318079893" calcext:value-type="float">
            <text:p>0,318079893</text:p>
          </table:table-cell>
          <table:table-cell office:value-type="float" office:value="0.086926165" calcext:value-type="float">
            <text:p>0,086926165</text:p>
          </table:table-cell>
          <table:table-cell office:value-type="float" office:value="0.588253553" calcext:value-type="float">
            <text:p>0,588253553</text:p>
          </table:table-cell>
          <table:table-cell office:value-type="float" office:value="0.084414586" calcext:value-type="float">
            <text:p>0,084414586</text:p>
          </table:table-cell>
          <table:table-cell office:value-type="float" office:value="0.555312356" calcext:value-type="float">
            <text:p>0,5553123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869184" calcext:value-type="float">
            <text:p>0,02869184</text:p>
          </table:table-cell>
          <table:table-cell office:value-type="float" office:value="0.305178498" calcext:value-type="float">
            <text:p>0,305178498</text:p>
          </table:table-cell>
          <table:table-cell office:value-type="float" office:value="0.085784206" calcext:value-type="float">
            <text:p>0,085784206</text:p>
          </table:table-cell>
          <table:table-cell office:value-type="float" office:value="0.58767473" calcext:value-type="float">
            <text:p>0,58767473</text:p>
          </table:table-cell>
          <table:table-cell office:value-type="float" office:value="0.084412586" calcext:value-type="float">
            <text:p>0,084412586</text:p>
          </table:table-cell>
          <table:table-cell office:value-type="float" office:value="0.575549166" calcext:value-type="float">
            <text:p>0,5755491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0354971" calcext:value-type="float">
            <text:p>0,030354971</text:p>
          </table:table-cell>
          <table:table-cell office:value-type="float" office:value="0.312907682" calcext:value-type="float">
            <text:p>0,312907682</text:p>
          </table:table-cell>
          <table:table-cell office:value-type="float" office:value="0.096599801" calcext:value-type="float">
            <text:p>0,096599801</text:p>
          </table:table-cell>
          <table:table-cell office:value-type="float" office:value="0.586238322" calcext:value-type="float">
            <text:p>0,586238322</text:p>
          </table:table-cell>
          <table:table-cell office:value-type="float" office:value="0.086648209" calcext:value-type="float">
            <text:p>0,086648209</text:p>
          </table:table-cell>
          <table:table-cell office:value-type="float" office:value="0.623539745" calcext:value-type="float">
            <text:p>0,6235397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8992667" calcext:value-type="float">
            <text:p>0,028992667</text:p>
          </table:table-cell>
          <table:table-cell office:value-type="float" office:value="0.291891227" calcext:value-type="float">
            <text:p>0,291891227</text:p>
          </table:table-cell>
          <table:table-cell office:value-type="float" office:value="0.097452039" calcext:value-type="float">
            <text:p>0,097452039</text:p>
          </table:table-cell>
          <table:table-cell office:value-type="float" office:value="0.670055798" calcext:value-type="float">
            <text:p>0,670055798</text:p>
          </table:table-cell>
          <table:table-cell office:value-type="float" office:value="0.088029909" calcext:value-type="float">
            <text:p>0,088029909</text:p>
          </table:table-cell>
          <table:table-cell office:value-type="float" office:value="0.59052648" calcext:value-type="float">
            <text:p>0,5905264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.º de threads</text:p>
          </table:table-cell>
          <table:table-cell office:value-type="string" calcext:value-type="string">
            <text:p>Filas 10000 atcgrid</text:p>
          </table:table-cell>
          <table:table-cell table:style-name="ce1" office:value-type="string" calcext:value-type="string">
            <text:p>Filas 30000 atcgrid</text:p>
          </table:table-cell>
          <table:table-cell office:value-type="string" calcext:value-type="string">
            <text:p>Filas 10000 local</text:p>
          </table:table-cell>
          <table:table-cell table:style-name="ce1" office:value-type="string" calcext:value-type="string">
            <text:p>Filas 30000 loc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0139773" calcext:value-type="float">
            <text:p>0,150139773</text:p>
          </table:table-cell>
          <table:table-cell office:value-type="float" office:value="1.220618078" calcext:value-type="float">
            <text:p>1,220618078</text:p>
          </table:table-cell>
          <table:table-cell office:value-type="float" office:value="0.173078043" calcext:value-type="float">
            <text:p>0,173078043</text:p>
          </table:table-cell>
          <table:table-cell office:value-type="float" office:value="1.64910402" calcext:value-type="float">
            <text:p>1,649104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80533121" calcext:value-type="float">
            <text:p>0,080533121</text:p>
          </table:table-cell>
          <table:table-cell table:style-name="ce1" office:value-type="float" office:value="1.133751295" calcext:value-type="float">
            <text:p>1,133751295</text:p>
          </table:table-cell>
          <table:table-cell office:value-type="float" office:value="0.096247314" calcext:value-type="float">
            <text:p>0,096247314</text:p>
          </table:table-cell>
          <table:table-cell office:value-type="float" office:value="0.814406314" calcext:value-type="float">
            <text:p>0,8144063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128056" calcext:value-type="float">
            <text:p>0,057128056</text:p>
          </table:table-cell>
          <table:table-cell office:value-type="float" office:value="0.892057241" calcext:value-type="float">
            <text:p>0,892057241</text:p>
          </table:table-cell>
          <table:table-cell office:value-type="float" office:value="0.059513758" calcext:value-type="float">
            <text:p>0,059513758</text:p>
          </table:table-cell>
          <table:table-cell office:value-type="float" office:value="0.543392171" calcext:value-type="float">
            <text:p>0,54339217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3378238" calcext:value-type="float">
            <text:p>0,043378238</text:p>
          </table:table-cell>
          <table:table-cell office:value-type="float" office:value="0.602653957" calcext:value-type="float">
            <text:p>0,602653957</text:p>
          </table:table-cell>
          <table:table-cell office:value-type="float" office:value="0.047375058" calcext:value-type="float">
            <text:p>0,047375058</text:p>
          </table:table-cell>
          <table:table-cell office:value-type="float" office:value="0.44844282" calcext:value-type="float">
            <text:p>0,4484428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0831053" calcext:value-type="float">
            <text:p>0,040831053</text:p>
          </table:table-cell>
          <table:table-cell office:value-type="float" office:value="0.560158615" calcext:value-type="float">
            <text:p>0,56015861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4602714" calcext:value-type="float">
            <text:p>0,034602714</text:p>
          </table:table-cell>
          <table:table-cell office:value-type="float" office:value="0.435456356" calcext:value-type="float">
            <text:p>0,43545635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5397704" calcext:value-type="float">
            <text:p>0,035397704</text:p>
          </table:table-cell>
          <table:table-cell office:value-type="float" office:value="0.398073976" calcext:value-type="float">
            <text:p>0,39807397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160555" calcext:value-type="float">
            <text:p>0,03160555</text:p>
          </table:table-cell>
          <table:table-cell office:value-type="float" office:value="0.322476462" calcext:value-type="float">
            <text:p>0,32247646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9458249" calcext:value-type="float">
            <text:p>0,039458249</text:p>
          </table:table-cell>
          <table:table-cell office:value-type="float" office:value="0.318079893" calcext:value-type="float">
            <text:p>0,31807989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869184" calcext:value-type="float">
            <text:p>0,02869184</text:p>
          </table:table-cell>
          <table:table-cell office:value-type="float" office:value="0.305178498" calcext:value-type="float">
            <text:p>0,30517849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0354971" calcext:value-type="float">
            <text:p>0,030354971</text:p>
          </table:table-cell>
          <table:table-cell office:value-type="float" office:value="0.312907682" calcext:value-type="float">
            <text:p>0,31290768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8992667" calcext:value-type="float">
            <text:p>0,028992667</text:p>
          </table:table-cell>
          <table:table-cell office:value-type="float" office:value="0.291891227" calcext:value-type="float">
            <text:p>0,29189122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6:25:10.6562914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3:48:10.386247772</meta:creation-date>
    <dc:date>2018-04-22T16:32:07.873846552</dc:date>
    <meta:editing-duration>PT1H21M26S</meta:editing-duration>
    <meta:editing-cycles>5</meta:editing-cycles>
    <meta:generator>LibreOffice/5.1.6.2$Linux_X86_64 LibreOffice_project/10m0$Build-2</meta:generator>
    <meta:document-statistic meta:table-count="1" meta:cell-count="17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9cm" svg:height="9.006cm" xlink:href=".." xlink:type="simple" chart:class="chart:scatter" chart:column-mapping="0 2 4 1 3 5" chart:style-name="ch1">
        <chart:title svg:x="7.092cm" svg:y="0.316cm" chart:style-name="ch2">
          <text:p>PC local</text:p>
        </chart:title>
        <chart:legend chart:legend-position="end" svg:x="12.109cm" svg:y="2.959cm" style:legend-expansion="high" chart:style-name="ch3"/>
        <chart:plot-area chart:style-name="ch4" table:cell-range-address="Hoja1.A3:Hoja1.C6 Hoja1.A2:Hoja1.C2 Hoja1.D2:Hoja1.G6" chart:data-source-has-labels="both" svg:x="0.32cm" svg:y="1.275cm" svg:width="11.469cm" svg:height="7.551cm">
          <chartooo:coordinate-region svg:x="1.047cm" svg:y="1.474cm" svg:width="10.502cm" svg:height="6.705cm"/>
          <chart:axis chart:dimension="x" chart:name="primary-x" chart:style-name="ch5" chartooo:axis-type="auto">
            <chart:categories table:cell-range-address="Hoja1.A3:Hoja1.A6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3:Hoja1.B6" chart:label-cell-address="Hoja1.B2:Hoja1.B2" chart:class="chart:scatter">
            <chart:domain table:cell-range-address="Hoja1.A3:Hoja1.A6"/>
            <chart:data-point chart:repeated="4"/>
          </chart:series>
          <chart:series chart:style-name="ch8" chart:values-cell-range-address="Hoja1.D3:Hoja1.D6" chart:label-cell-address="Hoja1.D2:Hoja1.D2" chart:class="chart:scatter">
            <chart:data-point chart:repeated="4"/>
          </chart:series>
          <chart:series chart:style-name="ch9" chart:values-cell-range-address="Hoja1.F3:Hoja1.F6" chart:label-cell-address="Hoja1.F2:Hoja1.F2" chart:class="chart:scatter">
            <chart:data-point chart:repeated="4"/>
          </chart:series>
          <chart:series chart:style-name="ch10" chart:values-cell-range-address="Hoja1.C3:Hoja1.C6" chart:label-cell-address="Hoja1.C2:Hoja1.C2" chart:class="chart:scatter">
            <chart:data-point chart:repeated="4"/>
          </chart:series>
          <chart:series chart:style-name="ch11" chart:values-cell-range-address="Hoja1.E3:Hoja1.E6" chart:label-cell-address="Hoja1.E2:Hoja1.E2" chart:class="chart:scatter">
            <chart:data-point chart:repeated="4"/>
          </chart:series>
          <chart:series chart:style-name="ch12" chart:values-cell-range-address="Hoja1.G3:Hoja1.G6" chart:label-cell-address="Hoja1.G2:Hoja1.G2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Filas 10000</text:p>
                <draw:g>
                  <svg:desc>Hoja1.B2:Hoja1.B2</svg:desc>
                </draw:g>
              </table:table-cell>
              <table:table-cell office:value-type="string">
                <text:p>Columnas 10000</text:p>
                <draw:g>
                  <svg:desc>Hoja1.D2:Hoja1.D2</svg:desc>
                </draw:g>
              </table:table-cell>
              <table:table-cell office:value-type="string">
                <text:p>Reduction 10000</text:p>
                <draw:g>
                  <svg:desc>Hoja1.F2:Hoja1.F2</svg:desc>
                </draw:g>
              </table:table-cell>
              <table:table-cell office:value-type="string">
                <text:p>Filas 30000</text:p>
                <draw:g>
                  <svg:desc>Hoja1.C2:Hoja1.C2</svg:desc>
                </draw:g>
              </table:table-cell>
              <table:table-cell office:value-type="string">
                <text:p>Columnas 30000</text:p>
                <draw:g>
                  <svg:desc>Hoja1.E2:Hoja1.E2</svg:desc>
                </draw:g>
              </table:table-cell>
              <table:table-cell office:value-type="string">
                <text:p>Reduction 30000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3:Hoja1.A6</svg:desc>
                </draw:g>
              </table:table-cell>
              <table:table-cell office:value-type="float" office:value="1">
                <text:p>1</text:p>
                <draw:g>
                  <svg:desc>Hoja1.A3:Hoja1.A6</svg:desc>
                </draw:g>
              </table:table-cell>
              <table:table-cell office:value-type="float" office:value="0.173078043">
                <text:p>0.173078043</text:p>
                <draw:g>
                  <svg:desc>Hoja1.B3:Hoja1.B6</svg:desc>
                </draw:g>
              </table:table-cell>
              <table:table-cell office:value-type="float" office:value="0.177049577">
                <text:p>0.177049577</text:p>
                <draw:g>
                  <svg:desc>Hoja1.D3:Hoja1.D6</svg:desc>
                </draw:g>
              </table:table-cell>
              <table:table-cell office:value-type="float" office:value="0.167161392">
                <text:p>0.167161392</text:p>
                <draw:g>
                  <svg:desc>Hoja1.F3:Hoja1.F6</svg:desc>
                </draw:g>
              </table:table-cell>
              <table:table-cell office:value-type="float" office:value="1.64910402">
                <text:p>1.64910402</text:p>
                <draw:g>
                  <svg:desc>Hoja1.C3:Hoja1.C6</svg:desc>
                </draw:g>
              </table:table-cell>
              <table:table-cell office:value-type="float" office:value="1.528431144">
                <text:p>1.528431144</text:p>
                <draw:g>
                  <svg:desc>Hoja1.E3:Hoja1.E6</svg:desc>
                </draw:g>
              </table:table-cell>
              <table:table-cell office:value-type="float" office:value="1.533328585">
                <text:p>1.533328585</text:p>
                <draw:g>
                  <svg:desc>Hoja1.G3:Hoja1.G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6247314">
                <text:p>0.096247314</text:p>
              </table:table-cell>
              <table:table-cell office:value-type="float" office:value="0.10466504">
                <text:p>0.10466504</text:p>
              </table:table-cell>
              <table:table-cell office:value-type="float" office:value="0.096203901">
                <text:p>0.096203901</text:p>
              </table:table-cell>
              <table:table-cell office:value-type="float" office:value="0.814406314">
                <text:p>0.814406314</text:p>
              </table:table-cell>
              <table:table-cell office:value-type="float" office:value="0.847292918">
                <text:p>0.847292918</text:p>
              </table:table-cell>
              <table:table-cell office:value-type="float" office:value="0.817054975">
                <text:p>0.8170549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59513758">
                <text:p>0.059513758</text:p>
              </table:table-cell>
              <table:table-cell office:value-type="float" office:value="0.076751776">
                <text:p>0.076751776</text:p>
              </table:table-cell>
              <table:table-cell office:value-type="float" office:value="0.071048955">
                <text:p>0.071048955</text:p>
              </table:table-cell>
              <table:table-cell office:value-type="float" office:value="0.543392171">
                <text:p>0.543392171</text:p>
              </table:table-cell>
              <table:table-cell office:value-type="float" office:value="0.59634635">
                <text:p>0.59634635</text:p>
              </table:table-cell>
              <table:table-cell office:value-type="float" office:value="0.580058379">
                <text:p>0.5800583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47375058">
                <text:p>0.047375058</text:p>
              </table:table-cell>
              <table:table-cell office:value-type="float" office:value="0.063260491">
                <text:p>0.063260491</text:p>
              </table:table-cell>
              <table:table-cell office:value-type="float" office:value="0.06521275">
                <text:p>0.06521275</text:p>
              </table:table-cell>
              <table:table-cell office:value-type="float" office:value="0.44844282">
                <text:p>0.44844282</text:p>
              </table:table-cell>
              <table:table-cell office:value-type="float" office:value="0.48625768">
                <text:p>0.48625768</text:p>
              </table:table-cell>
              <table:table-cell office:value-type="float" office:value="0.482668899">
                <text:p>0.4826688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scatter" chart:column-mapping="0 2 4 1 3 5" chart:style-name="ch1">
        <chart:title svg:x="7.251cm" svg:y="0.316cm" chart:style-name="ch2">
          <text:p>atcgrid</text:p>
        </chart:title>
        <chart:legend chart:legend-position="end" svg:x="12.109cm" svg:y="2.958cm" style:legend-expansion="high" chart:style-name="ch3"/>
        <chart:plot-area chart:style-name="ch4" table:cell-range-address="Hoja1.A10:Hoja1.C21 Hoja1.A9:Hoja1.C9 Hoja1.D9:Hoja1.G21" chart:data-source-has-labels="both" svg:x="0.32cm" svg:y="1.275cm" svg:width="11.469cm" svg:height="7.55cm">
          <chartooo:coordinate-region svg:x="1.047cm" svg:y="1.474cm" svg:width="10.555cm" svg:height="6.704cm"/>
          <chart:axis chart:dimension="x" chart:name="primary-x" chart:style-name="ch5" chartooo:axis-type="auto">
            <chart:categories table:cell-range-address="Hoja1.A10:Hoja1.A2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0:Hoja1.B21" chart:label-cell-address="Hoja1.B9:Hoja1.B9" chart:class="chart:scatter">
            <chart:domain table:cell-range-address="Hoja1.A10:Hoja1.A21"/>
            <chart:data-point chart:repeated="12"/>
          </chart:series>
          <chart:series chart:style-name="ch8" chart:values-cell-range-address="Hoja1.D10:Hoja1.D21" chart:label-cell-address="Hoja1.D9:Hoja1.D9" chart:class="chart:scatter">
            <chart:data-point chart:repeated="12"/>
          </chart:series>
          <chart:series chart:style-name="ch9" chart:values-cell-range-address="Hoja1.F10:Hoja1.F21" chart:label-cell-address="Hoja1.F9:Hoja1.F9" chart:class="chart:scatter">
            <chart:data-point chart:repeated="12"/>
          </chart:series>
          <chart:series chart:style-name="ch10" chart:values-cell-range-address="Hoja1.C10:Hoja1.C21" chart:label-cell-address="Hoja1.C9:Hoja1.C9" chart:class="chart:scatter">
            <chart:data-point chart:repeated="12"/>
          </chart:series>
          <chart:series chart:style-name="ch11" chart:values-cell-range-address="Hoja1.E10:Hoja1.E21" chart:label-cell-address="Hoja1.E9:Hoja1.E9" chart:class="chart:scatter">
            <chart:data-point chart:repeated="12"/>
          </chart:series>
          <chart:series chart:style-name="ch12" chart:values-cell-range-address="Hoja1.G10:Hoja1.G21" chart:label-cell-address="Hoja1.G9:Hoja1.G9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Filas 10000</text:p>
                <draw:g>
                  <svg:desc>Hoja1.B9:Hoja1.B9</svg:desc>
                </draw:g>
              </table:table-cell>
              <table:table-cell office:value-type="string">
                <text:p>Columnas 10000</text:p>
                <draw:g>
                  <svg:desc>Hoja1.D9:Hoja1.D9</svg:desc>
                </draw:g>
              </table:table-cell>
              <table:table-cell office:value-type="string">
                <text:p>Reduction 10000</text:p>
                <draw:g>
                  <svg:desc>Hoja1.F9:Hoja1.F9</svg:desc>
                </draw:g>
              </table:table-cell>
              <table:table-cell office:value-type="string">
                <text:p>Filas 30000</text:p>
                <draw:g>
                  <svg:desc>Hoja1.C9:Hoja1.C9</svg:desc>
                </draw:g>
              </table:table-cell>
              <table:table-cell office:value-type="string">
                <text:p>Columnas 30000</text:p>
                <draw:g>
                  <svg:desc>Hoja1.E9:Hoja1.E9</svg:desc>
                </draw:g>
              </table:table-cell>
              <table:table-cell office:value-type="string">
                <text:p>Reduction 30000</text:p>
                <draw:g>
                  <svg:desc>Hoja1.G9:Hoja1.G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10:Hoja1.A21</svg:desc>
                </draw:g>
              </table:table-cell>
              <table:table-cell office:value-type="float" office:value="1">
                <text:p>1</text:p>
                <draw:g>
                  <svg:desc>Hoja1.A10:Hoja1.A21</svg:desc>
                </draw:g>
              </table:table-cell>
              <table:table-cell office:value-type="float" office:value="0.150139773">
                <text:p>0.150139773</text:p>
                <draw:g>
                  <svg:desc>Hoja1.B10:Hoja1.B21</svg:desc>
                </draw:g>
              </table:table-cell>
              <table:table-cell office:value-type="float" office:value="0.157900508">
                <text:p>0.157900508</text:p>
                <draw:g>
                  <svg:desc>Hoja1.D10:Hoja1.D21</svg:desc>
                </draw:g>
              </table:table-cell>
              <table:table-cell office:value-type="float" office:value="0.155643554">
                <text:p>0.155643554</text:p>
                <draw:g>
                  <svg:desc>Hoja1.F10:Hoja1.F21</svg:desc>
                </draw:g>
              </table:table-cell>
              <table:table-cell office:value-type="float" office:value="1.220618078">
                <text:p>1.220618078</text:p>
                <draw:g>
                  <svg:desc>Hoja1.C10:Hoja1.C21</svg:desc>
                </draw:g>
              </table:table-cell>
              <table:table-cell office:value-type="float" office:value="1.276221455">
                <text:p>1.276221455</text:p>
                <draw:g>
                  <svg:desc>Hoja1.E10:Hoja1.E21</svg:desc>
                </draw:g>
              </table:table-cell>
              <table:table-cell office:value-type="float" office:value="1.251903746">
                <text:p>1.251903746</text:p>
                <draw:g>
                  <svg:desc>Hoja1.G10:Hoja1.G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0533121">
                <text:p>0.080533121</text:p>
              </table:table-cell>
              <table:table-cell office:value-type="float" office:value="0.103168612">
                <text:p>0.103168612</text:p>
              </table:table-cell>
              <table:table-cell office:value-type="float" office:value="0.087623016">
                <text:p>0.087623016</text:p>
              </table:table-cell>
              <table:table-cell office:value-type="float" office:value="1.133751295">
                <text:p>1.133751295</text:p>
              </table:table-cell>
              <table:table-cell office:value-type="float" office:value="0.980360693">
                <text:p>0.980360693</text:p>
              </table:table-cell>
              <table:table-cell office:value-type="float" office:value="0.811072422">
                <text:p>0.8110724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57128056">
                <text:p>0.057128056</text:p>
              </table:table-cell>
              <table:table-cell office:value-type="float" office:value="0.085331309">
                <text:p>0.085331309</text:p>
              </table:table-cell>
              <table:table-cell office:value-type="float" office:value="0.08023898">
                <text:p>0.08023898</text:p>
              </table:table-cell>
              <table:table-cell office:value-type="float" office:value="0.892057241">
                <text:p>0.892057241</text:p>
              </table:table-cell>
              <table:table-cell office:value-type="float" office:value="0.771506436">
                <text:p>0.771506436</text:p>
              </table:table-cell>
              <table:table-cell office:value-type="float" office:value="0.609592194">
                <text:p>0.6095921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43378238">
                <text:p>0.043378238</text:p>
              </table:table-cell>
              <table:table-cell office:value-type="float" office:value="0.083673107">
                <text:p>0.083673107</text:p>
              </table:table-cell>
              <table:table-cell office:value-type="float" office:value="0.084047818">
                <text:p>0.084047818</text:p>
              </table:table-cell>
              <table:table-cell office:value-type="float" office:value="0.602653957">
                <text:p>0.602653957</text:p>
              </table:table-cell>
              <table:table-cell office:value-type="float" office:value="0.663255213">
                <text:p>0.663255213</text:p>
              </table:table-cell>
              <table:table-cell office:value-type="float" office:value="0.627767895">
                <text:p>0.6277678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0831053">
                <text:p>0.040831053</text:p>
              </table:table-cell>
              <table:table-cell office:value-type="float" office:value="0.076748574">
                <text:p>0.076748574</text:p>
              </table:table-cell>
              <table:table-cell office:value-type="float" office:value="0.078692593">
                <text:p>0.078692593</text:p>
              </table:table-cell>
              <table:table-cell office:value-type="float" office:value="0.560158615">
                <text:p>0.560158615</text:p>
              </table:table-cell>
              <table:table-cell office:value-type="float" office:value="0.585753222">
                <text:p>0.585753222</text:p>
              </table:table-cell>
              <table:table-cell office:value-type="float" office:value="0.556308106">
                <text:p>0.5563081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4602714">
                <text:p>0.034602714</text:p>
              </table:table-cell>
              <table:table-cell office:value-type="float" office:value="0.095960466">
                <text:p>0.095960466</text:p>
              </table:table-cell>
              <table:table-cell office:value-type="float" office:value="0.098011671">
                <text:p>0.098011671</text:p>
              </table:table-cell>
              <table:table-cell office:value-type="float" office:value="0.435456356">
                <text:p>0.435456356</text:p>
              </table:table-cell>
              <table:table-cell office:value-type="float" office:value="0.631710917">
                <text:p>0.631710917</text:p>
              </table:table-cell>
              <table:table-cell office:value-type="float" office:value="0.511152049">
                <text:p>0.5111520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35397704">
                <text:p>0.035397704</text:p>
              </table:table-cell>
              <table:table-cell office:value-type="float" office:value="0.07999201">
                <text:p>0.07999201</text:p>
              </table:table-cell>
              <table:table-cell office:value-type="float" office:value="0.081237878">
                <text:p>0.081237878</text:p>
              </table:table-cell>
              <table:table-cell office:value-type="float" office:value="0.398073976">
                <text:p>0.398073976</text:p>
              </table:table-cell>
              <table:table-cell office:value-type="float" office:value="0.5604074">
                <text:p>0.5604074</text:p>
              </table:table-cell>
              <table:table-cell office:value-type="float" office:value="0.640307917">
                <text:p>0.6403079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3160555">
                <text:p>0.03160555</text:p>
              </table:table-cell>
              <table:table-cell office:value-type="float" office:value="0.085828457">
                <text:p>0.085828457</text:p>
              </table:table-cell>
              <table:table-cell office:value-type="float" office:value="0.080154686">
                <text:p>0.080154686</text:p>
              </table:table-cell>
              <table:table-cell office:value-type="float" office:value="0.322476462">
                <text:p>0.322476462</text:p>
              </table:table-cell>
              <table:table-cell office:value-type="float" office:value="0.590045393">
                <text:p>0.590045393</text:p>
              </table:table-cell>
              <table:table-cell office:value-type="float" office:value="0.527267324">
                <text:p>0.5272673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39458249">
                <text:p>0.039458249</text:p>
              </table:table-cell>
              <table:table-cell office:value-type="float" office:value="0.086926165">
                <text:p>0.086926165</text:p>
              </table:table-cell>
              <table:table-cell office:value-type="float" office:value="0.084414586">
                <text:p>0.084414586</text:p>
              </table:table-cell>
              <table:table-cell office:value-type="float" office:value="0.318079893">
                <text:p>0.318079893</text:p>
              </table:table-cell>
              <table:table-cell office:value-type="float" office:value="0.588253553">
                <text:p>0.588253553</text:p>
              </table:table-cell>
              <table:table-cell office:value-type="float" office:value="0.555312356">
                <text:p>0.5553123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869184">
                <text:p>0.02869184</text:p>
              </table:table-cell>
              <table:table-cell office:value-type="float" office:value="0.085784206">
                <text:p>0.085784206</text:p>
              </table:table-cell>
              <table:table-cell office:value-type="float" office:value="0.084412586">
                <text:p>0.084412586</text:p>
              </table:table-cell>
              <table:table-cell office:value-type="float" office:value="0.305178498">
                <text:p>0.305178498</text:p>
              </table:table-cell>
              <table:table-cell office:value-type="float" office:value="0.58767473">
                <text:p>0.58767473</text:p>
              </table:table-cell>
              <table:table-cell office:value-type="float" office:value="0.575549166">
                <text:p>0.5755491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30354971">
                <text:p>0.030354971</text:p>
              </table:table-cell>
              <table:table-cell office:value-type="float" office:value="0.096599801">
                <text:p>0.096599801</text:p>
              </table:table-cell>
              <table:table-cell office:value-type="float" office:value="0.086648209">
                <text:p>0.086648209</text:p>
              </table:table-cell>
              <table:table-cell office:value-type="float" office:value="0.312907682">
                <text:p>0.312907682</text:p>
              </table:table-cell>
              <table:table-cell office:value-type="float" office:value="0.586238322">
                <text:p>0.586238322</text:p>
              </table:table-cell>
              <table:table-cell office:value-type="float" office:value="0.623539745">
                <text:p>0.6235397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28992667">
                <text:p>0.028992667</text:p>
              </table:table-cell>
              <table:table-cell office:value-type="float" office:value="0.097452039">
                <text:p>0.097452039</text:p>
              </table:table-cell>
              <table:table-cell office:value-type="float" office:value="0.088029909">
                <text:p>0.088029909</text:p>
              </table:table-cell>
              <table:table-cell office:value-type="float" office:value="0.291891227">
                <text:p>0.291891227</text:p>
              </table:table-cell>
              <table:table-cell office:value-type="float" office:value="0.670055798">
                <text:p>0.670055798</text:p>
              </table:table-cell>
              <table:table-cell office:value-type="float" office:value="0.59052648">
                <text:p>0.590526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5cm" svg:y="0.316cm" chart:style-name="ch2">
          <text:p>Comparativa PC local vs atcgrid</text:p>
        </chart:title>
        <chart:legend chart:legend-position="end" svg:x="11.746cm" svg:y="3.454cm" style:legend-expansion="high" chart:style-name="ch3"/>
        <chart:plot-area chart:style-name="ch4" table:cell-range-address="Hoja1.A24:Hoja1.E36" chart:data-source-has-labels="row" svg:x="0.32cm" svg:y="1.275cm" svg:width="11.106cm" svg:height="7.545cm">
          <chartooo:coordinate-region svg:x="1.047cm" svg:y="1.475cm" svg:width="10.192cm" svg:height="6.698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5:Hoja1.B36" chart:label-cell-address="Hoja1.B24:Hoja1.B24" chart:class="chart:scatter">
            <chart:domain table:cell-range-address="Hoja1.A25:Hoja1.A36"/>
            <chart:data-point chart:repeated="12"/>
          </chart:series>
          <chart:series chart:style-name="ch8" chart:values-cell-range-address="Hoja1.C25:Hoja1.C36" chart:label-cell-address="Hoja1.C24:Hoja1.C24" chart:class="chart:scatter">
            <chart:data-point chart:repeated="12"/>
          </chart:series>
          <chart:series chart:style-name="ch9" chart:values-cell-range-address="Hoja1.D25:Hoja1.D36" chart:label-cell-address="Hoja1.D24:Hoja1.D24" chart:class="chart:scatter">
            <chart:data-point chart:repeated="12"/>
          </chart:series>
          <chart:series chart:style-name="ch10" chart:values-cell-range-address="Hoja1.E25:Hoja1.E36" chart:label-cell-address="Hoja1.E24:Hoja1.E24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Filas 10000 atcgrid</text:p>
                <draw:g>
                  <svg:desc>Hoja1.B24:Hoja1.B24</svg:desc>
                </draw:g>
              </table:table-cell>
              <table:table-cell office:value-type="string">
                <text:p>Filas 30000 atcgrid</text:p>
                <draw:g>
                  <svg:desc>Hoja1.C24:Hoja1.C24</svg:desc>
                </draw:g>
              </table:table-cell>
              <table:table-cell office:value-type="string">
                <text:p>Filas 10000 local</text:p>
                <draw:g>
                  <svg:desc>Hoja1.D24:Hoja1.D24</svg:desc>
                </draw:g>
              </table:table-cell>
              <table:table-cell office:value-type="string">
                <text:p>Filas 30000 local</text:p>
                <draw:g>
                  <svg:desc>Hoja1.E24:Hoja1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5:Hoja1.A36</svg:desc>
                </draw:g>
              </table:table-cell>
              <table:table-cell office:value-type="float" office:value="0.150139773">
                <text:p>0.150139773</text:p>
                <draw:g>
                  <svg:desc>Hoja1.B25:Hoja1.B36</svg:desc>
                </draw:g>
              </table:table-cell>
              <table:table-cell office:value-type="float" office:value="1.220618078">
                <text:p>1.220618078</text:p>
                <draw:g>
                  <svg:desc>Hoja1.C25:Hoja1.C36</svg:desc>
                </draw:g>
              </table:table-cell>
              <table:table-cell office:value-type="float" office:value="0.173078043">
                <text:p>0.173078043</text:p>
                <draw:g>
                  <svg:desc>Hoja1.D25:Hoja1.D36</svg:desc>
                </draw:g>
              </table:table-cell>
              <table:table-cell office:value-type="float" office:value="1.64910402">
                <text:p>1.64910402</text:p>
                <draw:g>
                  <svg:desc>Hoja1.E25:Hoja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0533121">
                <text:p>0.080533121</text:p>
              </table:table-cell>
              <table:table-cell office:value-type="float" office:value="1.133751295">
                <text:p>1.133751295</text:p>
              </table:table-cell>
              <table:table-cell office:value-type="float" office:value="0.096247314">
                <text:p>0.096247314</text:p>
              </table:table-cell>
              <table:table-cell office:value-type="float" office:value="0.814406314">
                <text:p>0.814406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57128056">
                <text:p>0.057128056</text:p>
              </table:table-cell>
              <table:table-cell office:value-type="float" office:value="0.892057241">
                <text:p>0.892057241</text:p>
              </table:table-cell>
              <table:table-cell office:value-type="float" office:value="0.059513758">
                <text:p>0.059513758</text:p>
              </table:table-cell>
              <table:table-cell office:value-type="float" office:value="0.543392171">
                <text:p>0.543392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43378238">
                <text:p>0.043378238</text:p>
              </table:table-cell>
              <table:table-cell office:value-type="float" office:value="0.602653957">
                <text:p>0.602653957</text:p>
              </table:table-cell>
              <table:table-cell office:value-type="float" office:value="0.047375058">
                <text:p>0.047375058</text:p>
              </table:table-cell>
              <table:table-cell office:value-type="float" office:value="0.44844282">
                <text:p>0.44844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0831053">
                <text:p>0.040831053</text:p>
              </table:table-cell>
              <table:table-cell office:value-type="float" office:value="0.560158615">
                <text:p>0.560158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4602714">
                <text:p>0.034602714</text:p>
              </table:table-cell>
              <table:table-cell office:value-type="float" office:value="0.435456356">
                <text:p>0.435456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35397704">
                <text:p>0.035397704</text:p>
              </table:table-cell>
              <table:table-cell office:value-type="float" office:value="0.398073976">
                <text:p>0.398073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3160555">
                <text:p>0.03160555</text:p>
              </table:table-cell>
              <table:table-cell office:value-type="float" office:value="0.322476462">
                <text:p>0.3224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39458249">
                <text:p>0.039458249</text:p>
              </table:table-cell>
              <table:table-cell office:value-type="float" office:value="0.318079893">
                <text:p>0.318079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2869184">
                <text:p>0.02869184</text:p>
              </table:table-cell>
              <table:table-cell office:value-type="float" office:value="0.305178498">
                <text:p>0.305178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30354971">
                <text:p>0.030354971</text:p>
              </table:table-cell>
              <table:table-cell office:value-type="float" office:value="0.312907682">
                <text:p>0.312907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28992667">
                <text:p>0.028992667</text:p>
              </table:table-cell>
              <table:table-cell office:value-type="float" office:value="0.291891227">
                <text:p>0.29189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